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7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6423*"/>
    </style:style>
    <style:style style:name="Table3.B" style:family="table-column">
      <style:table-column-properties style:column-width="6.3139in" style:rel-column-width="5911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6423*"/>
    </style:style>
    <style:style style:name="Table4.B" style:family="table-column">
      <style:table-column-properties style:column-width="6.3139in" style:rel-column-width="59112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9" style:family="paragraph" style:parent-style-name="Standard">
      <style:text-properties fo:color="#000000" fo:font-weight="bold" officeooo:rsid="005926f9" officeooo:paragraph-rsid="005926f9" style:font-weight-asian="bold" style:font-weight-complex="bold"/>
    </style:style>
    <style:style style:name="P10" style:family="paragraph" style:parent-style-name="Standard">
      <style:text-properties fo:color="#000000" fo:font-weight="bold" officeooo:rsid="006981f6" officeooo:paragraph-rsid="006981f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12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8pt" fo:font-weight="normal" officeooo:rsid="001635f0" officeooo:paragraph-rsid="00568922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1pt" style:font-size-asian="11pt" style:font-size-complex="11pt"/>
    </style:style>
    <style:style style:name="P15" style:family="paragraph" style:parent-style-name="Standard">
      <style:text-properties fo:color="#000000" fo:font-size="11pt" officeooo:paragraph-rsid="003810a4" style:font-size-asian="11pt" style:font-size-complex="11pt"/>
    </style:style>
    <style:style style:name="P16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17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18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officeooo:paragraph-rsid="003810a4"/>
    </style:style>
    <style:style style:name="P22" style:family="paragraph" style:parent-style-name="Standard">
      <style:paragraph-properties fo:text-align="center" style:justify-single-word="false"/>
      <style:text-properties fo:color="#000000" fo:font-size="14pt" fo:font-weight="normal" officeooo:rsid="0013da82" officeooo:paragraph-rsid="0013da8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text-properties officeooo:paragraph-rsid="003810a4"/>
    </style:style>
    <style:style style:name="P27" style:family="paragraph" style:parent-style-name="Standard">
      <style:text-properties fo:font-weight="normal" officeooo:paragraph-rsid="006981f6" style:font-weight-asian="normal" style:font-weight-complex="normal"/>
    </style:style>
    <style:style style:name="P28" style:family="paragraph" style:parent-style-name="Standard">
      <style:text-properties officeooo:paragraph-rsid="0065fbf6"/>
    </style:style>
    <style:style style:name="P29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30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31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32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36" style:family="paragraph" style:parent-style-name="Table_20_Contents">
      <style:text-properties officeooo:paragraph-rsid="005926f9"/>
    </style:style>
    <style:style style:name="P37" style:family="paragraph" style:parent-style-name="Table_20_Contents">
      <style:text-properties officeooo:paragraph-rsid="005d1d29"/>
    </style:style>
    <style:style style:name="P38" style:family="paragraph" style:parent-style-name="Heading_20_5">
      <style:paragraph-properties fo:text-align="center" style:justify-single-word="false"/>
      <style:text-properties fo:color="#000000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39" style:family="paragraph" style:parent-style-name="Heading_20_6">
      <style:text-properties fo:color="#000000" style:font-name="Liberation Serif" fo:font-size="12pt" fo:font-weight="normal" officeooo:paragraph-rsid="005926f9" style:font-name-asian="Noto Serif CJK SC" style:font-size-asian="12pt" style:font-weight-asian="normal" style:font-name-complex="Lohit Devanagari" style:font-size-complex="12pt" style:font-weight-complex="normal"/>
    </style:style>
    <style:style style:name="P40" style:family="paragraph" style:parent-style-name="Heading_20_6">
      <style:text-properties fo:color="#000000" style:font-name="Liberation Serif" fo:font-size="12pt" fo:font-weight="normal" officeooo:paragraph-rsid="006981f6" style:font-name-asian="Noto Serif CJK SC" style:font-size-asian="12pt" style:font-weight-asian="normal" style:font-name-complex="Lohit Devanagari" style:font-size-complex="12pt" style:font-weight-complex="normal"/>
    </style:style>
    <style:style style:name="P41" style:family="paragraph" style:parent-style-name="Heading_20_6">
      <style:text-properties fo:color="#000000" fo:font-size="12pt" fo:font-weight="normal" officeooo:paragraph-rsid="006a686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fo:color="#000000" fo:font-weight="bold" officeooo:rsid="005926f9" officeooo:paragraph-rsid="005926f9" style:font-weight-asian="bold" style:font-weight-complex="bold"/>
    </style:style>
    <style:style style:name="P43" style:family="paragraph" style:parent-style-name="Text_20_body">
      <style:text-properties fo:color="#000000" fo:font-weight="bold" officeooo:rsid="005e8511" officeooo:paragraph-rsid="005e8511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/>
    </style:style>
    <style:style style:name="P45" style:family="paragraph" style:parent-style-name="Standard" style:list-style-name="L1">
      <style:text-properties fo:color="#000000" officeooo:paragraph-rsid="004f763a"/>
    </style:style>
    <style:style style:name="P46" style:family="paragraph" style:parent-style-name="Standard" style:list-style-name="L1">
      <style:text-properties fo:color="#000000" officeooo:paragraph-rsid="003d0667"/>
    </style:style>
    <style:style style:name="P47" style:family="paragraph" style:parent-style-name="Standard" style:list-style-name="L2">
      <style:text-properties fo:color="#000000"/>
    </style:style>
    <style:style style:name="P48" style:family="paragraph" style:parent-style-name="Standard" style:list-style-name="L2">
      <style:text-properties fo:color="#000000" officeooo:paragraph-rsid="00569784"/>
    </style:style>
    <style:style style:name="P49" style:family="paragraph" style:parent-style-name="Standard" style:list-style-name="L1">
      <style:paragraph-properties fo:text-align="justify" style:justify-single-word="false"/>
      <style:text-properties fo:color="#000000" fo:font-weight="normal" officeooo:paragraph-rsid="003bafb4" style:font-weight-asian="normal" style:font-weight-complex="normal"/>
    </style:style>
    <style:style style:name="P50" style:family="paragraph" style:parent-style-name="Standard" style:list-style-name="L3">
      <style:text-properties fo:color="#000000" fo:font-weight="normal" officeooo:paragraph-rsid="005e8511" style:font-weight-asian="normal" style:font-weight-complex="normal"/>
    </style:style>
    <style:style style:name="P51" style:family="paragraph" style:parent-style-name="Standard" style:list-style-name="L3">
      <style:text-properties fo:color="#000000" fo:font-weight="normal" officeooo:paragraph-rsid="00603f9e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rsid="005e8511" officeooo:paragraph-rsid="005e8511" style:font-weight-asian="normal" style:font-weight-complex="normal"/>
    </style:style>
    <style:style style:name="P53" style:family="paragraph" style:parent-style-name="Standard">
      <style:text-properties fo:color="#000000" fo:font-weight="normal" officeooo:rsid="005d1d29" officeooo:paragraph-rsid="006981f6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color="#000000" fo:font-weight="normal" officeooo:rsid="0072742a" officeooo:paragraph-rsid="0072742a" style:font-weight-asian="normal" style:font-weight-complex="normal"/>
    </style:style>
    <style:style style:name="P55" style:family="paragraph" style:parent-style-name="Standard">
      <style:text-properties fo:color="#000000" fo:font-weight="bold" officeooo:rsid="005e8511" officeooo:paragraph-rsid="005e8511" style:font-weight-asian="bold" style:font-weight-complex="bold"/>
    </style:style>
    <style:style style:name="P56" style:family="paragraph" style:parent-style-name="Standard">
      <style:text-properties fo:color="#000000" fo:font-weight="bold" officeooo:paragraph-rsid="006981f6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normal" officeooo:rsid="001635f0" officeooo:paragraph-rsid="00568922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text-properties officeooo:paragraph-rsid="003d0667"/>
    </style:style>
    <style:style style:name="P59" style:family="paragraph" style:parent-style-name="Standard" style:list-style-name="L1">
      <style:text-properties officeooo:paragraph-rsid="00568922"/>
    </style:style>
    <style:style style:name="P60" style:family="paragraph" style:parent-style-name="Standard" style:list-style-name="L2">
      <style:text-properties officeooo:paragraph-rsid="0042cc59"/>
    </style:style>
    <style:style style:name="P61" style:family="paragraph" style:parent-style-name="Standard" style:list-style-name="L2">
      <style:text-properties officeooo:paragraph-rsid="00569784"/>
    </style:style>
    <style:style style:name="P62" style:family="paragraph" style:parent-style-name="Standard" style:list-style-name="L3">
      <style:text-properties fo:font-weight="normal" officeooo:paragraph-rsid="0062542a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4f763a" style:font-weight-asian="bold" style:font-weight-complex="bold"/>
    </style:style>
    <style:style style:name="T7" style:family="text">
      <style:text-properties fo:font-weight="bold" officeooo:rsid="00568922" style:font-weight-asian="bold" style:font-weight-complex="bold"/>
    </style:style>
    <style:style style:name="T8" style:family="text">
      <style:text-properties officeooo:rsid="002ec396"/>
    </style:style>
    <style:style style:name="T9" style:family="text">
      <style:text-properties officeooo:rsid="00326d23"/>
    </style:style>
    <style:style style:name="T10" style:family="text">
      <style:text-properties fo:color="#000000"/>
    </style:style>
    <style:style style:name="T11" style:family="text">
      <style:text-properties fo:color="#000000" officeooo:rsid="004f763a"/>
    </style:style>
    <style:style style:name="T12" style:family="text">
      <style:text-properties fo:color="#000000" officeooo:rsid="0029f7d9"/>
    </style:style>
    <style:style style:name="T13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style:font-weight-asian="normal" style:font-weight-complex="normal"/>
    </style:style>
    <style:style style:name="T16" style:family="text">
      <style:text-properties fo:color="#000000" style:text-underline-style="solid" style:text-underline-width="auto" style:text-underline-color="font-color" officeooo:rsid="0062542a" style:font-weight-asian="normal" style:font-weight-complex="normal"/>
    </style:style>
    <style:style style:name="T17" style:family="text">
      <style:text-properties fo:color="#000000" fo:font-weight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03bafb4" style:font-weight-asian="bold" style:font-weight-complex="bold"/>
    </style:style>
    <style:style style:name="T20" style:family="text">
      <style:text-properties fo:color="#000000" fo:font-weight="bold" officeooo:rsid="005052fa" style:font-weight-asian="bold" style:font-weight-complex="bold"/>
    </style:style>
    <style:style style:name="T21" style:family="text">
      <style:text-properties fo:color="#000000" fo:font-weight="bold" officeooo:rsid="00568922" style:font-weight-asian="bold" style:font-weight-complex="bold"/>
    </style:style>
    <style:style style:name="T22" style:family="text">
      <style:text-properties fo:color="#000000" fo:font-weight="bold" officeooo:rsid="0065fbf6" style:font-weight-asian="bold" style:font-weight-complex="bold"/>
    </style:style>
    <style:style style:name="T23" style:family="text">
      <style:text-properties fo:color="#000000" fo:font-weight="bold" officeooo:rsid="002a174f" style:font-weight-asian="bold" style:font-weight-complex="bold"/>
    </style:style>
    <style:style style:name="T24" style:family="text">
      <style:text-properties fo:color="#000000" fo:font-weight="bold" officeooo:rsid="00715a17" style:font-weight-asian="bold" style:font-weight-complex="bold"/>
    </style:style>
    <style:style style:name="T25" style:family="text">
      <style:text-properties fo:color="#000000" officeooo:rsid="003bafb4"/>
    </style:style>
    <style:style style:name="T26" style:family="text">
      <style:text-properties fo:color="#000000" officeooo:rsid="00568922"/>
    </style:style>
    <style:style style:name="T27" style:family="text">
      <style:text-properties fo:color="#000000" officeooo:rsid="00569784"/>
    </style:style>
    <style:style style:name="T28" style:family="text">
      <style:text-properties fo:color="#000000" officeooo:rsid="005767da"/>
    </style:style>
    <style:style style:name="T29" style:family="text">
      <style:text-properties fo:color="#000000" officeooo:rsid="005d1d29"/>
    </style:style>
    <style:style style:name="T30" style:family="text">
      <style:text-properties fo:color="#000000" officeooo:rsid="0062542a" style:font-weight-asian="normal" style:font-weight-complex="normal"/>
    </style:style>
    <style:style style:name="T31" style:family="text">
      <style:text-properties fo:color="#000000" officeooo:rsid="00267c01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5e8511"/>
    </style:style>
    <style:style style:name="T35" style:family="text">
      <style:text-properties style:text-underline-style="solid" style:text-underline-width="auto" style:text-underline-color="font-color" officeooo:rsid="00603f9e"/>
    </style:style>
    <style:style style:name="T36" style:family="text">
      <style:text-properties officeooo:rsid="0042db6f"/>
    </style:style>
    <style:style style:name="T37" style:family="text">
      <style:text-properties officeooo:rsid="004b8733"/>
    </style:style>
    <style:style style:name="T38" style:family="text">
      <style:text-properties fo:font-size="10pt" fo:font-weight="normal" style:font-weight-asian="normal" style:font-weight-complex="normal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3550ba" style:font-size-asian="11pt" style:font-size-complex="11pt"/>
    </style:style>
    <style:style style:name="T41" style:family="text">
      <style:text-properties officeooo:rsid="0027726a"/>
    </style:style>
    <style:style style:name="T42" style:family="text">
      <style:text-properties officeooo:rsid="00379324"/>
    </style:style>
    <style:style style:name="T43" style:family="text">
      <style:text-properties officeooo:rsid="00568922"/>
    </style:style>
    <style:style style:name="T44" style:family="text">
      <style:text-properties fo:color="#666666" fo:font-size="10pt" officeooo:rsid="00569784"/>
    </style:style>
    <style:style style:name="T45" style:family="text">
      <style:text-properties officeooo:rsid="005926f9"/>
    </style:style>
    <style:style style:name="T46" style:family="text">
      <style:text-properties officeooo:rsid="005a2876"/>
    </style:style>
    <style:style style:name="T47" style:family="text">
      <style:text-properties officeooo:rsid="005e8511"/>
    </style:style>
    <style:style style:name="T48" style:family="text">
      <style:text-properties officeooo:rsid="00603f9e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65fbf6" style:font-size-asian="12pt" style:font-size-complex="12pt"/>
    </style:style>
    <style:style style:name="T51" style:family="text">
      <style:text-properties officeooo:rsid="006981f6"/>
    </style:style>
    <style:style style:name="T52" style:family="text">
      <style:text-properties style:font-name="Liberation Serif" style:font-name-asian="Noto Serif CJK SC"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bobaker Abd Albagi Altaif Ahmed</text:p>
      <text:p text:style-name="P24">أبوبكر عبد الباقي الطائف أحمد</text:p>
      <text:h text:style-name="P38" text:outline-level="5"><text:span text:style-name="T43">Product Manager &amp; </text:span>Senior Full-Stack Programmer</text:h>
      <text:p text:style-name="P12"><text:a xlink:type="simple" xlink:href="https://bakrialtaif.github.io/" text:style-name="Internet_20_link" text:visited-style-name="Visited_20_Internet_20_Link"><text:span text:style-name="T41">https://bakrialtaif.github.io</text:span></text:a><text:span text:style-name="T41"> <text:s/>- </text:span>altaif.bakri@gmail.com – <text:span text:style-name="T42">00</text:span>249963144047</text:p>
      <text:p text:style-name="P11"/>
      <text:p text:style-name="P44"/>
      <text:p text:style-name="P44"/>
      <text:p text:style-name="P25"><text:span text:style-name="T10">Experienced </text:span><text:span text:style-name="T26">Product Manager &amp; </text:span><text:span text:style-name="T11">S</text:span><text:span text:style-name="T10">enior </text:span><text:span text:style-name="T11">Full-Stack P</text:span><text:span text:style-name="T10">rogrammer, with </text:span><text:span text:style-name="T26">10</text:span><text:span text:style-name="T10">+ years of experience in a variety of </text:span><text:span text:style-name="T12">information and </text:span><text:span text:style-name="T10">software development positions. Demonstrated history of working in </text:span><text:span text:style-name="T12">IT </text:span><text:span text:style-name="T11">Projects</text:span><text:span text:style-name="T10">, </text:span><text:span text:style-name="T12">Business,</text:span><text:span text:style-name="T10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 table:style-name="TableLine94449252006480">
          <table:table-cell table:style-name="Table2.A1" office:value-type="string">
            <text:p text:style-name="P6">BS<text:span text:style-name="T8">c</text:span></text:p>
          </table:table-cell>
        </table:table-row>
        <table:table-row table:style-name="TableLine94449252043664">
          <table:table-cell table:style-name="Table2.A1" office:value-type="string">
            <text:p text:style-name="P14">University of Khartoum</text:p>
            <text:p text:style-name="P14">Faculty of Mathematical Science</text:p>
            <text:p text:style-name="P14">Statistics &amp; Computer Science</text:p>
            <text:p text:style-name="P14">2003-2008</text:p>
          </table:table-cell>
        </table:table-row>
      </table:table>
      <text:p text:style-name="P1"/>
      <text:p text:style-name="P1"/>
      <text:p text:style-name="P1"/>
      <text:p text:style-name="P7">Work</text:p>
      <text:p text:style-name="P7"/>
      <text:list xml:id="list3906187212" text:style-name="L1">
        <text:list-item>
          <text:p text:style-name="P45"><text:span text:style-name="T33">2020 – now</text:span><text:span text:style-name="T3"> <text:s/></text:span><text:span text:style-name="T4">&gt; </text:span><text:span text:style-name="T7">Product Manager &amp; </text:span><text:span text:style-name="T6">Full-Stack P</text:span><text:span text:style-name="T5">rogrammer</text:span> – Khashta-Lab Co.Ltd – Sudan.</text:p>
        </text:list-item>
        <text:list-item>
          <text:p text:style-name="P58"><text:span text:style-name="T13">2014 – 201</text:span><text:span text:style-name="T14">9</text:span><text:span text:style-name="T19"> &gt; </text:span><text:span text:style-name="T21">Product Manager &amp; </text:span><text:span text:style-name="T18">Senior </text:span><text:span text:style-name="T20">Web Developer </text:span><text:span text:style-name="T10">– Shms Alidarh Co. Ltd – </text:span><text:span text:style-name="T26">K</text:span><text:span text:style-name="T10">S</text:span><text:span text:style-name="T26">A</text:span><text:span text:style-name="T25">.</text:span></text:p>
        </text:list-item>
        <text:list-item>
          <text:p text:style-name="P59"><text:span text:style-name="T13">2013 – 2014</text:span><text:span text:style-name="T19"> &gt; </text:span><text:span text:style-name="T18">Full Stack Web Developer</text:span><text:span text:style-name="T10"> – </text:span><text:span text:style-name="T26">R</text:span><text:span text:style-name="T10">emotely – Dan Technologies – </text:span><text:span text:style-name="T26">KSA</text:span><text:span text:style-name="T10">.</text:span></text:p>
        </text:list-item>
        <text:list-item>
          <text:p text:style-name="P46"><text:span text:style-name="T33">2012 – 2013</text:span><text:span text:style-name="T3"> &gt; </text:span><text:span text:style-name="T2">Programmer </text:span>– White Nile Sugar Company Co. Ltd – Sudan.</text:p>
        </text:list-item>
        <text:list-item>
          <text:p text:style-name="P46"><text:span text:style-name="T33">2010 – 2012</text:span><text:span text:style-name="T3"> &gt; </text:span><text:span text:style-name="T2">Programmer </text:span>– National Council for Training – Sudan.</text:p>
        </text:list-item>
        <text:list-item>
          <text:p text:style-name="P46"><text:span text:style-name="T33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5"/>
      <text:p text:style-name="P2">Areas of knowledge and expertise</text:p>
      <text:p text:style-name="P2"/>
      <text:list xml:id="list3712806677" text:style-name="L2">
        <text:list-item>
          <text:p text:style-name="P47"><text:span text:style-name="T2">ERP :</text:span> Starting with Microsoft Dynamics at White Nile Sugar Company, and then SNSO ERP specialized in <text:span text:style-name="T36">KSA </text:span>charitable <text:span text:style-name="T36">organization</text:span>.</text:p>
        </text:list-item>
        <text:list-item>
          <text:p text:style-name="P60"><text:span text:style-name="T18">Dev-Ops :</text:span><text:span text:style-name="T10"> By working on a set of software projects with multinational teams, I gain strong knowledge and practice in DevOps : </text:span><text:span text:style-name="T44">BUILD, TEST, RELEASE, PLAN &amp; MONITOR</text:span><text:span text:style-name="T10">.</text:span></text:p>
        </text:list-item>
        <text:list-item>
          <text:p text:style-name="P47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47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61"><text:span text:style-name="T18">Content Writing :</text:span><text:span text:style-name="T10"> I worked on a variety of assignments that required writing specialized content related to technology, software, documentation, </text:span><text:span text:style-name="T27">and more in my Linkedin </text:span><text:span text:style-name="T28">N</text:span><text:span text:style-name="T27">ewsl</text:span><text:span text:style-name="T28">e</text:span><text:span text:style-name="T27">tter </text:span></text:p>
          <text:p text:style-name="P48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/>
      <text:p text:style-name="P5"><text:soft-page-break/></text:p>
      <text:p text:style-name="P5">Training :</text:p>
      <text:p text:style-name="P5"/>
      <text:list xml:id="list203203521317862" text:continue-list="list3906187212" text:style-name="L1">
        <text:list-item text:start-value="1">
          <text:p text:style-name="P54">Business Analysis, QUANTUM IP BUSINESS, UAE, 30/10/2022 – 10/11/2022.</text:p>
        </text:list-item>
        <text:list-item>
          <text:p text:style-name="P49"><text:span text:style-name="T32">Machine Learning with Python</text:span>, Royal College of science and technology, 2/10/2021 — 14/10/2021</text:p>
        </text:list-item>
        <text:list-item>
          <text:p text:style-name="P49"><text:span text:style-name="T32">Classic Control</text:span>, Newton Training Center, 8/12/2021 — 20/12/2021</text:p>
        </text:list-item>
        <text:list-item>
          <text:p text:style-name="P49"><text:span text:style-name="T32">Computer Diagnostics for Cars</text:span>, Newton Training Center, 8/11/2021 — 28/11/2021</text:p>
        </text:list-item>
        <text:list-item>
          <text:p text:style-name="P49"><text:span text:style-name="T32">Designing Computer Database in Accounting</text:span>, University of Khartoum – Faculty of Mathematical Science – Training Unit – 19/1/2014 – 27/1/2014.</text:p>
        </text:list-item>
        <text:list-item>
          <text:p text:style-name="P49"><text:span text:style-name="T32">Risk Management of Information Technology System</text:span>, University of Khartoum – Faculty of Mathematical Science – Training Unit – 6/2/2012 – 11/2/2012.</text:p>
        </text:list-item>
        <text:list-item>
          <text:p text:style-name="P49"><text:span text:style-name="T32">Web Designing</text:span>, Visma Information Services <text:span text:style-name="T9">Center </text:span>– Secunderabad – India – 29/9/2011 – 19/10/2011.</text:p>
        </text:list-item>
        <text:list-item>
          <text:p text:style-name="P49"><text:span text:style-name="T32">Oracle Developer</text:span>, Alsabah Service Co. Ltd – Khartoum – 15/9/2005 – 15/12/2004.</text:p>
        </text:list-item>
      </text:list>
      <text:p text:style-name="P4"/>
      <text:p text:style-name="P3"/>
      <text:p text:style-name="P26"><text:span text:style-name="T23">Methodologies, </text:span><text:span text:style-name="T24">Programming </text:span><text:span text:style-name="T23">Language </text:span><text:span text:style-name="T24">&amp; </text:span><text:span text:style-name="T23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49252109296">
          <table:table-cell table:style-name="Table1.A1" office:value-type="string">
            <text:p text:style-name="P29">IT Management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8">Data Science</text:p>
          </table:table-cell>
        </table:table-row>
        <table:table-row table:style-name="TableLine94449252224560">
          <table:table-cell table:style-name="Table1.A2" office:value-type="string">
            <text:p text:style-name="P15">- ITIL</text:p>
            <text:p text:style-name="P21"><text:span text:style-name="T39">- </text:span><text:span text:style-name="T40">AGILE</text:span></text:p>
            <text:p text:style-name="P21"><text:span text:style-name="T39">- </text:span><text:span text:style-name="T40">KANPAN</text:span></text:p>
            <text:p text:style-name="P15">- RACI</text:p>
            <text:p text:style-name="P15">- Canvas Business Model</text:p>
            <text:p text:style-name="P21"><text:span text:style-name="T39">- </text:span><text:span text:style-name="T40">SCRUM</text:span></text:p>
            <text:p text:style-name="P15">- COBIT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Python</text:p>
            <text:p text:style-name="P15">- PHP</text:p>
            <text:p text:style-name="P15">- Dart</text:p>
            <text:p text:style-name="P15">- JavaScript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SPSS</text:p>
            <text:p text:style-name="P15">- R <text:span text:style-name="T1">Package</text:span></text:p>
            <text:p text:style-name="P15">- Excel</text:p>
            <text:p text:style-name="P15">- Numby</text:p>
            <text:p text:style-name="P15">- MatPlotLib</text:p>
            <text:p text:style-name="P15">- Scikit-learn</text:p>
          </table:table-cell>
        </table:table-row>
        <table:table-row table:style-name="Table1.3"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</table:table-row>
        <table:table-row table:style-name="TableLine94449252228896"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8">Databases</text:p>
          </table:table-cell>
        </table:table-row>
        <table:table-row table:style-name="TableLine94449252230080">
          <table:table-cell table:style-name="Table1.A2" office:value-type="string">
            <text:p text:style-name="P15">- Django</text:p>
            <text:p text:style-name="P15">- Laravel</text:p>
            <text:p text:style-name="P15">- Vue.js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Git, Github, Gitlab</text:p>
            <text:p text:style-name="P15">- Digitalocean, Heroku</text:p>
            <text:p text:style-name="P15">- Linux, Ubuntu</text:p>
            <text:p text:style-name="P16">- Ansible, <text:span text:style-name="T45">Docker</text:span>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PostgreSql</text:p>
            <text:p text:style-name="P15">- MySql</text:p>
            <text:p text:style-name="P15">- Neo4j</text:p>
            <text:p text:style-name="P15">- SqlLite</text:p>
          </table:table-cell>
        </table:table-row>
        <table:table-row table:style-name="TableLine94449252231376"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19"/>
          </table:table-cell>
        </table:table-row>
        <table:table-row table:style-name="TableLine94449252232544">
          <table:table-cell table:style-name="Table1.A1" office:value-type="string">
            <text:p text:style-name="P18">Payments</text:p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18">3D Designing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20"/>
          </table:table-cell>
        </table:table-row>
        <table:table-row table:style-name="TableLine94449252233760">
          <table:table-cell table:style-name="Table1.A2" office:value-type="string">
            <text:p text:style-name="P17">- Stripe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<text:span text:style-name="T37">CATIA V5</text:span></text:p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15"/>
          </table:table-cell>
        </table:table-row>
      </table:table>
      <text:p text:style-name="P8"/>
      <text:p text:style-name="P9"/>
      <text:p text:style-name="P55">Contributions : </text:p>
      <text:p text:style-name="P55"/>
      <text:list xml:id="list2103486058" text:style-name="L3">
        <text:list-item>
          <text:p text:style-name="P50"><text:span text:style-name="T47">Presentation : </text:span><text:span text:style-name="T34">“Product, how to program”</text:span><text:span text:style-name="T47">, B.M Solution Initiative, 01/03/2016.</text:span></text:p>
        </text:list-item>
        <text:list-item>
          <text:p text:style-name="P52">Seminar : <text:span text:style-name="T32">“Hello World”</text:span>, Digitopia Group, 06/04/2018.</text:p>
        </text:list-item>
        <text:list-item>
          <text:p text:style-name="P50"><text:span text:style-name="T47">Speaker: </text:span><text:span text:style-name="T34">“</text:span><text:span text:style-name="T32">Building work teams through food activities</text:span><text:span text:style-name="T34">”</text:span><text:span text:style-name="T47">, TEDx MashreqU, </text:span><text:span text:style-name="T48">01/02/2019.</text:span></text:p>
        </text:list-item>
        <text:list-item>
          <text:p text:style-name="P51"><text:span text:style-name="T48">lecture: </text:span><text:span text:style-name="T35">“Community Entrepreneurship”</text:span><text:span text:style-name="T48">, Holy Quran University, HULT PRIZE, 13/12/2020.</text:span></text:p>
        </text:list-item>
        <text:list-item>
          <text:p text:style-name="P62"><text:span text:style-name="T30">Volunteer: </text:span><text:span text:style-name="T16">“</text:span><text:span text:style-name="T15">Sudanese Team for Response and Crisis Management”</text:span><text:span text:style-name="T17">, </text:span><text:a xlink:type="simple" xlink:href="https://tnseeg.net/" text:style-name="Internet_20_link" text:visited-style-name="Visited_20_Internet_20_Link">https://tnseeg.net</text:a><text:span text:style-name="T30">, 2022.</text:span></text:p>
        </text:list-item>
        <text:list-item>
          <text:p text:style-name="P62"><text:span text:style-name="T30">Volunteer: </text:span><text:span text:style-name="T16">“Nafeer Initiative”</text:span><text:span text:style-name="T30">, </text:span><text:a xlink:type="simple" xlink:href="https://web.facebook.com/NafeerInitiative" text:style-name="Internet_20_link" text:visited-style-name="Visited_20_Internet_20_Link">https://web.facebook.com/NafeerInitiative</text:a><text:span text:style-name="T30">, 2013.</text:span></text:p>
        </text:list-item>
      </text:list>
      <text:p text:style-name="P43"/>
      <text:p text:style-name="P42"><text:span text:style-name="T46">Projects &amp; </text:span>Products : </text:p>
      <text:p text:style-name="P9"/>
      <table:table table:name="Table3" table:style-name="Table3">
        <table:table-column table:style-name="Table3.A"/>
        <table:table-column table:style-name="Table3.B"/>
        <table:table-row table:style-name="TableLine94449252265040">
          <table:table-cell table:style-name="Table3.A1" table:number-columns-spanned="2" office:value-type="string">
            <text:h text:style-name="P41" text:outline-level="6"><text:span text:style-name="T51">1- </text:span>Alsinnariah Platform — Kashta <text:span text:style-name="T52">— </text:span>Sudan</text:h>
          </table:table-cell>
          <table:covered-table-cell/>
        </table:table-row>
        <table:table-row table:style-name="TableLine94449252270432">
          <table:table-cell table:style-name="Table3.A1" table:number-rows-spanned="3" office:value-type="string">
            <text:p text:style-name="P34"/>
          </table:table-cell>
          <table:table-cell table:style-name="Table3.A1" office:value-type="string">
            <text:p text:style-name="Table_20_Contents">Education <text:span text:style-name="T45">Requests</text:span> <text:span text:style-name="T45">M</text:span>anagement <text:span text:style-name="T45">P</text:span>latform, <text:span text:style-name="T45">B2C &amp; B2B</text:span></text:p>
          </table:table-cell>
        </table:table-row>
        <table:table-row table:style-name="TableLine94449252254288">
          <table:covered-table-cell/>
          <table:table-cell table:style-name="Table3.A1" office:value-type="string">
            <text:p text:style-name="Table_20_Contents">Product Manager — Senior Full Stack Programmer</text:p>
          </table:table-cell>
        </table:table-row>
        <table:table-row table:style-name="TableLine94449252260256">
          <table:covered-table-cell/>
          <table:table-cell table:style-name="Table3.A1" office:value-type="string">
            <text:p text:style-name="P37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449252276736">
          <table:table-cell table:style-name="Table4.A1" table:number-columns-spanned="2" office:value-type="string">
            <text:h text:style-name="P40" text:outline-level="6"><text:span text:style-name="T51">2- </text:span>Soug Alagar Platform — New Era Smart Marketing — <text:span text:style-name="T51">USA/</text:span>Dubai</text:h>
          </table:table-cell>
          <table:covered-table-cell/>
        </table:table-row>
        <table:table-row table:style-name="TableLine94449252279648">
          <table:table-cell table:style-name="Table4.A1" table:number-rows-spanned="3" office:value-type="string">
            <text:p text:style-name="P35"/>
          </table:table-cell>
          <table:table-cell table:style-name="Table4.A1" office:value-type="string">
            <text:p text:style-name="P36"><text:span text:style-name="T45">Real Estate</text:span> advertising portal for renting, <text:s/>selling properties in UAE</text:p>
          </table:table-cell>
        </table:table-row>
        <table:table-row table:style-name="TableLine94449252302816">
          <table:covered-table-cell/>
          <table:table-cell table:style-name="Table4.A1" office:value-type="string">
            <text:p text:style-name="P36">Senior Full Stack Programmer</text:p>
          </table:table-cell>
        </table:table-row>
        <table:table-row table:style-name="TableLine94449252303280">
          <table:covered-table-cell/>
          <table:table-cell table:style-name="Table4.A1" office:value-type="string">
            <text:p text:style-name="P36"><text:a xlink:type="simple" xlink:href="https://sougalagar.com/" text:style-name="Internet_20_link" text:visited-style-name="Visited_20_Internet_20_Link">https://sougalagar.com</text:a></text:p>
          </table:table-cell>
        </table:table-row>
        <table:table-row table:style-name="TableLine94449252304320"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51">3- </text:span>Competitions Platform — Aaba — KSA</text:h>
          </table:table-cell>
          <table:covered-table-cell/>
        </table:table-row>
        <table:table-row table:style-name="TableLine94449252305040">
          <table:table-cell table:style-name="Table4.A1" table:number-rows-spanned="3" office:value-type="string">
            <text:p text:style-name="P36"/>
          </table:table-cell>
          <table:table-cell table:style-name="Table4.A1" office:value-type="string">
            <text:p text:style-name="P36">Competitions management platform for Orphan Associations in the KSA</text:p>
          </table:table-cell>
        </table:table-row>
        <table:table-row table:style-name="TableLine94449252305600">
          <table:covered-table-cell/>
          <table:table-cell table:style-name="Table4.A1" office:value-type="string">
            <text:p text:style-name="P36">Senior Full Stack Programmer</text:p>
          </table:table-cell>
        </table:table-row>
        <table:table-row table:style-name="TableLine94449252306880">
          <table:covered-table-cell/>
          <table:table-cell table:style-name="Table4.A1" office:value-type="string">
            <text:p text:style-name="P36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 table:style-name="TableLine94449252308160"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51">4- </text:span>Rehabilitation Platform — Awn Org — KSA</text:h>
          </table:table-cell>
          <table:covered-table-cell/>
        </table:table-row>
        <table:table-row table:style-name="TableLine94449252308880">
          <table:table-cell table:style-name="Table4.A1" table:number-rows-spanned="3" office:value-type="string">
            <text:p text:style-name="P36"/>
          </table:table-cell>
          <table:table-cell table:style-name="Table4.A1" office:value-type="string">
            <text:p text:style-name="P36">A platform for treatment and rehabilitation of drug addicts in the KSA/Aseer</text:p>
          </table:table-cell>
        </table:table-row>
        <table:table-row table:style-name="TableLine94449252309568">
          <table:covered-table-cell/>
          <table:table-cell table:style-name="Table4.A1" office:value-type="string">
            <text:p text:style-name="P36">Product Manager — Senior Full Stack Programmer</text:p>
          </table:table-cell>
        </table:table-row>
        <table:table-row table:style-name="TableLine94449252310848">
          <table:covered-table-cell/>
          <table:table-cell table:style-name="Table4.A1" office:value-type="string">
            <text:p text:style-name="P36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 table:style-name="TableLine94449252312128"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51">5- </text:span>HR System — Asl Alrwad — KSA</text:h>
          </table:table-cell>
          <table:covered-table-cell/>
        </table:table-row>
        <table:table-row table:style-name="TableLine94449252312928">
          <table:table-cell table:style-name="Table4.A1" table:number-rows-spanned="3" office:value-type="string">
            <text:p text:style-name="P36"/>
          </table:table-cell>
          <table:table-cell table:style-name="Table4.A1" office:value-type="string">
            <text:p text:style-name="P36">Human Resources Management System</text:p>
          </table:table-cell>
        </table:table-row>
        <table:table-row table:style-name="TableLine94449252313616">
          <table:covered-table-cell/>
          <table:table-cell table:style-name="Table4.A1" office:value-type="string">
            <text:p text:style-name="P36">Senior Full Stack Programmer</text:p>
          </table:table-cell>
        </table:table-row>
        <table:table-row table:style-name="TableLine94449252314896">
          <table:covered-table-cell/>
          <table:table-cell table:style-name="Table4.A1" office:value-type="string">
            <text:p text:style-name="P36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10"/>
      <text:p text:style-name="P10"><text:span text:style-name="T38">* More projects at </text:span><text:a xlink:type="simple" xlink:href="https://bakrialtaif.github.io/projects.html" text:style-name="Internet_20_link" text:visited-style-name="Visited_20_Internet_20_Link"><text:span text:style-name="T38">https://bakrialtaif.github.io/projects.html</text:span></text:a><text:span text:style-name="T38"> </text:span></text:p>
      <text:p text:style-name="P9"/>
      <text:p text:style-name="P56">Languages :</text:p>
      <text:p text:style-name="P27"><text:span text:style-name="T10"><text:s/>Arabic – </text:span><text:span text:style-name="T31">m</text:span><text:span text:style-name="T10">other tongue.</text:span></text:p>
      <text:p text:style-name="P27"><text:span text:style-name="T10"><text:s/>English – </text:span><text:span text:style-name="T29">V</text:span><text:span text:style-name="T10">ery Good.</text:span></text:p>
      <text:p text:style-name="P53"><text:s/>Spanish –Beginner</text:p>
      <text:p text:style-name="P1"/>
      <text:p text:style-name="P28"><text:span text:style-name="T22">Personal Information </text:span><text:span text:style-name="T26">:</text:span></text:p>
      <text:p text:style-name="P13"><text:span text:style-name="T49">Sudanese, Male, Muslim, Married, </text:span><text:span text:style-name="T50">Birth Date </text:span><text:span text:style-name="T49">30/7/1985</text:span></text:p>
      <text:p text:style-name="P57"/>
      <text:p text:style-name="P23"><text:a xlink:type="simple" xlink:href="https://bakrialtaif.github.io/" text:style-name="Internet_20_link" text:visited-style-name="Visited_20_Internet_20_Link"><text:span text:style-name="T41">https://bakrialtaif.github.io</text:span></text:a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3-01-10T20:31:57.290019542</dc:date>
    <meta:editing-duration>PT2H52M4S</meta:editing-duration>
    <meta:editing-cycles>81</meta:editing-cycles>
    <meta:generator>LibreOffice/6.4.7.2$Linux_X86_64 LibreOffice_project/40$Build-2</meta:generator>
    <meta:document-statistic meta:table-count="4" meta:image-count="0" meta:object-count="0" meta:page-count="3" meta:paragraph-count="109" meta:word-count="680" meta:character-count="4843" meta:non-whitespace-character-count="4234"/>
  </office:meta>
</office:document-meta>
</file>